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f609" officeooo:paragraph-rsid="0015f609"/>
    </style:style>
    <style:style style:name="P2" style:family="paragraph" style:parent-style-name="Standard">
      <style:paragraph-properties fo:text-align="center" style:justify-single-word="false"/>
      <style:text-properties officeooo:rsid="0015f609" officeooo:paragraph-rsid="0015f609"/>
    </style:style>
    <style:style style:name="P3" style:family="paragraph" style:parent-style-name="Standard">
      <style:text-properties officeooo:rsid="0017f257" officeooo:paragraph-rsid="0018b0b4"/>
    </style:style>
    <style:style style:name="P4" style:family="paragraph" style:parent-style-name="Standard">
      <style:text-properties officeooo:rsid="0017f257" officeooo:paragraph-rsid="001a8f38"/>
    </style:style>
    <style:style style:name="P5" style:family="paragraph" style:parent-style-name="Standard">
      <style:text-properties officeooo:rsid="001a8f38" officeooo:paragraph-rsid="001a8f38"/>
    </style:style>
    <style:style style:name="P6" style:family="paragraph" style:parent-style-name="Standard">
      <style:text-properties fo:font-style="italic" officeooo:rsid="001bf474" officeooo:paragraph-rsid="001bf474" style:font-style-asian="italic" style:font-style-complex="italic"/>
    </style:style>
    <style:style style:name="P7" style:family="paragraph" style:parent-style-name="Standard">
      <style:text-properties officeooo:rsid="001c9afe" officeooo:paragraph-rsid="001c9afe"/>
    </style:style>
    <style:style style:name="P8" style:family="paragraph" style:parent-style-name="Standard">
      <style:text-properties officeooo:rsid="001c9afe" officeooo:paragraph-rsid="001e7aec"/>
    </style:style>
    <style:style style:name="P9" style:family="paragraph" style:parent-style-name="Standard">
      <style:text-properties officeooo:rsid="001e7aec" officeooo:paragraph-rsid="00203b67"/>
    </style:style>
    <style:style style:name="P10" style:family="paragraph" style:parent-style-name="Standard">
      <style:text-properties officeooo:rsid="001e7aec" officeooo:paragraph-rsid="00239df7"/>
    </style:style>
    <style:style style:name="P11" style:family="paragraph" style:parent-style-name="Standard">
      <style:text-properties officeooo:rsid="001e7aec" officeooo:paragraph-rsid="002628bf"/>
    </style:style>
    <style:style style:name="P12" style:family="paragraph" style:parent-style-name="Standard">
      <style:text-properties officeooo:rsid="00203b67" officeooo:paragraph-rsid="00203b67"/>
    </style:style>
    <style:style style:name="P13" style:family="paragraph" style:parent-style-name="Standard">
      <style:text-properties officeooo:rsid="00203b67" officeooo:paragraph-rsid="0020451a"/>
    </style:style>
    <style:style style:name="P14" style:family="paragraph" style:parent-style-name="Standard">
      <style:text-properties officeooo:rsid="00203b67" officeooo:paragraph-rsid="0021323a"/>
    </style:style>
    <style:style style:name="P15" style:family="paragraph" style:parent-style-name="Standard">
      <style:text-properties officeooo:rsid="0020451a" officeooo:paragraph-rsid="0020451a"/>
    </style:style>
    <style:style style:name="P16" style:family="paragraph" style:parent-style-name="Standard">
      <style:text-properties officeooo:rsid="0021323a" officeooo:paragraph-rsid="0021323a"/>
    </style:style>
    <style:style style:name="P17" style:family="paragraph" style:parent-style-name="Standard">
      <style:text-properties officeooo:rsid="0021c4de" officeooo:paragraph-rsid="0021c4de"/>
    </style:style>
    <style:style style:name="P18" style:family="paragraph" style:parent-style-name="Standard">
      <style:text-properties officeooo:rsid="0021c4de" officeooo:paragraph-rsid="00203b67"/>
    </style:style>
    <style:style style:name="P19" style:family="paragraph" style:parent-style-name="Standard">
      <style:text-properties officeooo:rsid="0021c4de" officeooo:paragraph-rsid="0022b0c9"/>
    </style:style>
    <style:style style:name="P20" style:family="paragraph" style:parent-style-name="Standard">
      <style:text-properties officeooo:rsid="0022b0c9" officeooo:paragraph-rsid="0022b0c9"/>
    </style:style>
    <style:style style:name="P21" style:family="paragraph" style:parent-style-name="Standard">
      <style:text-properties officeooo:rsid="0022b0c9" officeooo:paragraph-rsid="00239df7"/>
    </style:style>
    <style:style style:name="P22" style:family="paragraph" style:parent-style-name="Standard">
      <style:text-properties officeooo:rsid="0022b0c9" officeooo:paragraph-rsid="002e03db"/>
    </style:style>
    <style:style style:name="P23" style:family="paragraph" style:parent-style-name="Standard">
      <style:text-properties officeooo:rsid="0023d734" officeooo:paragraph-rsid="0023d734"/>
    </style:style>
    <style:style style:name="P24" style:family="paragraph" style:parent-style-name="Standard">
      <style:text-properties officeooo:rsid="00257259" officeooo:paragraph-rsid="00257259"/>
    </style:style>
    <style:style style:name="P25" style:family="paragraph" style:parent-style-name="Standard">
      <style:text-properties officeooo:rsid="00257259" officeooo:paragraph-rsid="0026800a"/>
    </style:style>
    <style:style style:name="P26" style:family="paragraph" style:parent-style-name="Standard">
      <style:text-properties officeooo:rsid="002628bf" officeooo:paragraph-rsid="002628bf"/>
    </style:style>
    <style:style style:name="P27" style:family="paragraph" style:parent-style-name="Standard">
      <style:text-properties officeooo:rsid="002628bf" officeooo:paragraph-rsid="00272c77"/>
    </style:style>
    <style:style style:name="P28" style:family="paragraph" style:parent-style-name="Standard">
      <style:text-properties officeooo:rsid="0026800a" officeooo:paragraph-rsid="0026800a"/>
    </style:style>
    <style:style style:name="P29" style:family="paragraph" style:parent-style-name="Standard">
      <style:text-properties officeooo:rsid="0026800a" officeooo:paragraph-rsid="002fdaa1"/>
    </style:style>
    <style:style style:name="P30" style:family="paragraph" style:parent-style-name="Standard">
      <style:text-properties officeooo:rsid="00272c77" officeooo:paragraph-rsid="00272c77"/>
    </style:style>
    <style:style style:name="P31" style:family="paragraph" style:parent-style-name="Standard">
      <style:text-properties officeooo:rsid="00272c77" officeooo:paragraph-rsid="0029111e"/>
    </style:style>
    <style:style style:name="P32" style:family="paragraph" style:parent-style-name="Standard">
      <style:text-properties officeooo:rsid="0029111e" officeooo:paragraph-rsid="0029de8f"/>
    </style:style>
    <style:style style:name="P33" style:family="paragraph" style:parent-style-name="Standard">
      <style:text-properties officeooo:rsid="0029de8f" officeooo:paragraph-rsid="0029de8f"/>
    </style:style>
    <style:style style:name="P34" style:family="paragraph" style:parent-style-name="Standard">
      <style:text-properties officeooo:rsid="0029de8f" officeooo:paragraph-rsid="002aabc3"/>
    </style:style>
    <style:style style:name="P35" style:family="paragraph" style:parent-style-name="Standard">
      <style:text-properties officeooo:rsid="002aabc3" officeooo:paragraph-rsid="002aabc3"/>
    </style:style>
    <style:style style:name="P36" style:family="paragraph" style:parent-style-name="Standard">
      <style:text-properties officeooo:rsid="002b4496" officeooo:paragraph-rsid="002b4496"/>
    </style:style>
    <style:style style:name="P37" style:family="paragraph" style:parent-style-name="Standard">
      <style:text-properties officeooo:rsid="002b986c" officeooo:paragraph-rsid="002b986c"/>
    </style:style>
    <style:style style:name="P38" style:family="paragraph" style:parent-style-name="Standard">
      <style:text-properties officeooo:rsid="0018b0b4" officeooo:paragraph-rsid="0018b0b4"/>
    </style:style>
    <style:style style:name="P39" style:family="paragraph" style:parent-style-name="Standard">
      <style:text-properties officeooo:rsid="00239df7" officeooo:paragraph-rsid="00239df7"/>
    </style:style>
    <style:style style:name="T1" style:family="text">
      <style:text-properties officeooo:rsid="0015f609"/>
    </style:style>
    <style:style style:name="T2" style:family="text">
      <style:text-properties officeooo:rsid="0017f257"/>
    </style:style>
    <style:style style:name="T3" style:family="text">
      <style:text-properties style:text-position="sub 58%"/>
    </style:style>
    <style:style style:name="T4" style:family="text">
      <style:text-properties style:text-position="sub 58%" officeooo:rsid="0017f257"/>
    </style:style>
    <style:style style:name="T5" style:family="text">
      <style:text-properties style:text-position="sub 58%" officeooo:rsid="0022b0c9"/>
    </style:style>
    <style:style style:name="T6" style:family="text">
      <style:text-properties style:text-position="sub 58%" officeooo:rsid="00272c77"/>
    </style:style>
    <style:style style:name="T7" style:family="text">
      <style:text-properties style:text-position="sub 58%" officeooo:rsid="0026800a"/>
    </style:style>
    <style:style style:name="T8" style:family="text">
      <style:text-properties style:text-position="super 58%"/>
    </style:style>
    <style:style style:name="T9" style:family="text">
      <style:text-properties style:text-position="super 58%" officeooo:rsid="0017f257"/>
    </style:style>
    <style:style style:name="T10" style:family="text">
      <style:text-properties officeooo:rsid="001a8f38"/>
    </style:style>
    <style:style style:name="T11" style:family="text">
      <style:text-properties officeooo:rsid="001bf474"/>
    </style:style>
    <style:style style:name="T12" style:family="text">
      <style:text-properties officeooo:rsid="001c2de1"/>
    </style:style>
    <style:style style:name="T13" style:family="text">
      <style:text-properties officeooo:rsid="001c9afe"/>
    </style:style>
    <style:style style:name="T14" style:family="text">
      <style:text-properties officeooo:rsid="001e7aec"/>
    </style:style>
    <style:style style:name="T15" style:family="text">
      <style:text-properties officeooo:rsid="00203b67"/>
    </style:style>
    <style:style style:name="T16" style:family="text">
      <style:text-properties officeooo:rsid="0020451a"/>
    </style:style>
    <style:style style:name="T17" style:family="text">
      <style:text-properties officeooo:rsid="0021c4de"/>
    </style:style>
    <style:style style:name="T18" style:family="text">
      <style:text-properties fo:color="#ff3333"/>
    </style:style>
    <style:style style:name="T19" style:family="text">
      <style:text-properties fo:color="#ff3333" style:text-position="sub 58%"/>
    </style:style>
    <style:style style:name="T20" style:family="text">
      <style:text-properties fo:color="#ff3333" style:text-position="0% 100%"/>
    </style:style>
    <style:style style:name="T21" style:family="text">
      <style:text-properties fo:color="#ff3333" fo:font-weight="bold" style:font-weight-asian="bold" style:font-weight-complex="bold"/>
    </style:style>
    <style:style style:name="T22" style:family="text">
      <style:text-properties fo:color="#ff3333" fo:font-weight="bold" officeooo:rsid="0023d734" style:font-weight-asian="bold" style:font-weight-complex="bold"/>
    </style:style>
    <style:style style:name="T23" style:family="text">
      <style:text-properties fo:color="#ff3333" fo:font-weight="bold" officeooo:rsid="00239df7" style:font-weight-asian="bold" style:font-weight-complex="bold"/>
    </style:style>
    <style:style style:name="T24" style:family="text">
      <style:text-properties style:text-position="0% 100%"/>
    </style:style>
    <style:style style:name="T25" style:family="text">
      <style:text-properties style:text-position="0% 100%" officeooo:rsid="00272c77"/>
    </style:style>
    <style:style style:name="T26" style:family="text">
      <style:text-properties fo:font-style="italic" style:font-style-asian="italic" style:font-style-complex="italic"/>
    </style:style>
    <style:style style:name="T27" style:family="text">
      <style:text-properties officeooo:rsid="0022b0c9"/>
    </style:style>
    <style:style style:name="T28" style:family="text">
      <style:text-properties officeooo:rsid="00239df7"/>
    </style:style>
    <style:style style:name="T29" style:family="text">
      <style:text-properties fo:color="#6666ff" fo:font-weight="bold" style:font-weight-asian="bold" style:font-weight-complex="bold"/>
    </style:style>
    <style:style style:name="T30" style:family="text">
      <style:text-properties fo:color="#6666ff" fo:font-weight="bold" officeooo:rsid="0023d734" style:font-weight-asian="bold" style:font-weight-complex="bold"/>
    </style:style>
    <style:style style:name="T31" style:family="text">
      <style:text-properties fo:color="#6666ff" fo:font-weight="bold" officeooo:rsid="00239df7" style:font-weight-asian="bold" style:font-weight-complex="bold"/>
    </style:style>
    <style:style style:name="T32" style:family="text">
      <style:text-properties fo:color="#6666ff" fo:font-weight="bold" officeooo:rsid="0022b0c9" style:font-weight-asian="bold" style:font-weight-complex="bold"/>
    </style:style>
    <style:style style:name="T33" style:family="text">
      <style:text-properties fo:color="#6666ff" officeooo:rsid="00239df7"/>
    </style:style>
    <style:style style:name="T34" style:family="text">
      <style:text-properties fo:color="#6666ff" style:text-position="0% 100%" fo:font-weight="bold" style:font-weight-asian="bold" style:font-weight-complex="bold"/>
    </style:style>
    <style:style style:name="T35" style:family="text">
      <style:text-properties fo:color="#6666ff" style:text-position="0% 100%" fo:font-weight="bold" officeooo:rsid="00272c77" style:font-weight-asian="bold" style:font-weight-complex="bold"/>
    </style:style>
    <style:style style:name="T36" style:family="text">
      <style:text-properties style:use-window-font-color="true" fo:font-weight="normal" officeooo:rsid="00239df7" style:font-weight-asian="normal" style:font-weight-complex="normal"/>
    </style:style>
    <style:style style:name="T37" style:family="text">
      <style:text-properties officeooo:rsid="002628bf"/>
    </style:style>
    <style:style style:name="T38" style:family="text">
      <style:text-properties officeooo:rsid="0026800a"/>
    </style:style>
    <style:style style:name="T39" style:family="text">
      <style:text-properties officeooo:rsid="0029111e"/>
    </style:style>
    <style:style style:name="T40" style:family="text">
      <style:text-properties officeooo:rsid="0029de8f"/>
    </style:style>
    <style:style style:name="T41" style:family="text">
      <style:text-properties officeooo:rsid="002aabc3"/>
    </style:style>
    <style:style style:name="T42" style:family="text">
      <style:text-properties officeooo:rsid="002b4496"/>
    </style:style>
    <style:style style:name="T43" style:family="text">
      <style:text-properties officeooo:rsid="002b986c"/>
    </style:style>
    <style:style style:name="T44" style:family="text">
      <style:text-properties officeooo:rsid="003111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bstract Sub-Types</text:p>
      <text:p text:style-name="P2">by Sven Nilsen, 2018</text:p>
      <text:p text:style-name="P1"/>
      <text:p text:style-name="P6">Path semantics is an extremely powerful notation for function analysis and theorem proving, but since it is constructed using a bottom-up approach, it is desirable to offer a top-down approach found in other theories of mathematics such as category theory. I call the bottom-up approach to mathematics for “concrete” and the top-down approach for “abstract”. In this paper I represent a technique to navigate between concrete and abstract levels of path semantics. This means that the concrete and abstract approaches are glued together in a well defined way. Abstract path semantics is used to reason about problems where sub-problems are too hard to comprehend and analyze at first sight, but the style of reasoning is not <text:span text:style-name="T12">similar to creating</text:span> a predictive model <text:span text:style-name="T12">(which is captured by the internal language of path semantics)</text:span>. <text:span text:style-name="T12">The predictiveness of the abstract level is in the abstract sense, which depends on the definition of abstract sub-types. Since abstract sub-types use overloaded functions depending on context, the predictiveness of the abstract level is also overloaded, and therefore different from the concrete predictiveness within concrete path semantics. As an example I use interpretation of AABB data structures to show how concrete and abstract levels of reasoning can be connected.</text:span></text:p>
      <text:p text:style-name="P1"/>
      <text:p text:style-name="P1">An abstract sub-type is a sub-type defined by some function where the function is overloaded depending on the context. With other words, when using an abstract sub-type on a particular problem, it is necessary to specify the missing information in order to have a well defined solution. Abstract sub-types are useful when it is too hard to think about how to add the missing information while outlining <text:span text:style-name="T2">the idea, while reasoning depends on inter-relational properties of different abstract sub-types.</text:span></text:p>
      <text:p text:style-name="P1"/>
      <text:p text:style-name="P5">Since abstract sub-types are functions <text:span text:style-name="T12">(they are overloaded, but still functions)</text:span>, path semantics can be used to describe the inter-relational properties at the abstract level. The abstract level is decoupled from the <text:span text:style-name="T11">concrete level, so all existing notation for concrete path semantics can be overloaded as well.</text:span></text:p>
      <text:p text:style-name="P1"/>
      <text:p text:style-name="P38">In path semantics, `∃f` means the existential path of `f`. When `f` is not a function, this combination can be overloaded to mean something else. One such useful overloading is `∃x` and `∀x` where `x` is `T` (true) or `F` (false). These abstract sub-types have some useful inter-relational properties that can be described concisely in abstract path semantical notation:</text:p>
      <text:p text:style-name="P3"/>
      <text:p text:style-name="P4"><text:tab/><text:span text:style-name="T1">∃</text:span>T<text:span text:style-name="T10">[not → id] &lt;=&gt; ∃F</text:span></text:p>
      <text:p text:style-name="P4"><text:tab/><text:span text:style-name="T1">∃</text:span>T<text:span text:style-name="T10">[id → not] &lt;=&gt; ∀F</text:span></text:p>
      <text:p text:style-name="P4"/>
      <text:p text:style-name="P4"><text:tab/><text:span text:style-name="T13">not · not &lt;=&gt; id</text:span></text:p>
      <text:p text:style-name="P1"/>
      <text:p text:style-name="P8">Here, `not` is not a boolean function! It is called “not” just because it has similar properties to the `not` function in concrete path semantics. What it means here depends on the context of the problem. <text:span text:style-name="T14">Likewise the `</text:span>·<text:span text:style-name="T14">` operator does not mean function composition, but composition in the abstract sense.</text:span></text:p>
      <text:p text:style-name="P7"/>
      <text:p text:style-name="P10">Using the definition above, it is possible to prove <text:span text:style-name="T28">how</text:span> `<text:span text:style-name="T10">∀T</text:span>` <text:span text:style-name="T28">and `</text:span>∃T<text:span text:style-name="T28">` are related</text:span> in the abstract level:</text:p>
      <text:p text:style-name="P7"/>
      <text:p text:style-name="P7"><text:tab/><text:span text:style-name="T1">∃T[not → id][id → not] </text:span>&lt;=&gt; <text:span text:style-name="T1">∃T[</text:span>id · <text:span text:style-name="T1">not → </text:span>not · <text:span text:style-name="T1">id]</text:span></text:p>
      <text:p text:style-name="P7"><text:span text:style-name="T1"><text:tab/>∃F</text:span>[id → not] &lt;=&gt; <text:span text:style-name="T1">∃T</text:span>[not →<text:span text:style-name="T14"> not</text:span>]</text:p>
      <text:p text:style-name="P8"><text:span text:style-name="T10"><text:tab/>∀T</text:span> <text:span text:style-name="T14">&lt;=&gt; ∃T</text:span>[not]</text:p>
      <text:p text:style-name="P12"><text:soft-page-break/>Now, I can use this in a concrete situation. An Axis-Aligned-Bounding-Box (AABB) is a common data structure in graphics and game programming. It consists of one minimum coordinate and one maximum coordinate, such that all points between the minimum and maximum corner when moving along all axes belong to the set of points <text:span text:style-name="T16">described by the AABB. For example, in Rust you can code:</text:span></text:p>
      <text:p text:style-name="P12"/>
      <text:p text:style-name="P12"><text:tab/>struct AABB&lt;T&gt; { min: T, max: T }</text:p>
      <text:p text:style-name="P12"/>
      <text:p text:style-name="P12"><text:tab/>AABB&lt;[f32; 2]&gt; <text:tab/><text:tab/>// AABB for 2D</text:p>
      <text:p text:style-name="P12"><text:tab/>AABB&lt;[f32; 3]&gt;<text:tab/><text:tab/>// AABB for 3D</text:p>
      <text:p text:style-name="P12"><text:tab/>AABB&lt;[f32; 4]&gt;<text:tab/><text:tab/>// AABB for 4D</text:p>
      <text:p text:style-name="P12"/>
      <text:p text:style-name="P15">An application of AABB is to approximate the location of a complex 3D object in space. Operations performed on AABBs are much cheaper than to check collision between every point on two complex 3D objects. In a such situation, the AABB is interpreted as the minimum box required to contain all points defined by the 3D object.</text:p>
      <text:p text:style-name="P15"/>
      <text:p text:style-name="P15">However, AABBs are useful for many things beside this specific interpretation. By relaxing the constraint of having a minimum box, it can be used for other applications, such as analyzing functions of type `<text:span text:style-name="T2">ℝ</text:span><text:span text:style-name="T9">N</text:span><text:span text:style-name="T2"> → 𝔹</text:span>` (mapping real numbers to boolean values).</text:p>
      <text:p text:style-name="P12"/>
      <text:p text:style-name="P13">One nice mathematical property of AABB is that it is self-similar when increasing the number of dimensions. I call one step down in dimension as the “surface” AABB.</text:p>
      <text:p text:style-name="P13"/>
      <text:p text:style-name="P15">There are four interpretations of AABB that are useful in particular for analysis:</text:p>
      <text:p text:style-name="P12"/>
      <text:p text:style-name="P14"><text:tab/><text:span text:style-name="T1">∃T</text:span> – When there exists a solution in all <text:span text:style-name="T16">surfaces (holds for a minimum box)</text:span></text:p>
      <text:p text:style-name="P14"><text:tab/><text:span text:style-name="T1">∃F – When there exists a non-solution in all surfaces</text:span></text:p>
      <text:p text:style-name="P14"><text:tab/><text:span text:style-name="T1">∀T – When all points on all surfaces have a solution</text:span></text:p>
      <text:p text:style-name="P14"><text:tab/><text:span text:style-name="T1">∀F – When no points on all surfaces have a solution</text:span></text:p>
      <text:p text:style-name="P1"/>
      <text:p text:style-name="P16"><text:span text:style-name="T17">Still, e</text:span>ven an AABB can be interpreted in these four ways, the problem is how to obtain such boxes in the first place. An easy way to do this is to start with a large box, then shrink it gradually until some condition is satisfied or the box is empty. Since there are four conditions, there are four functions:</text:p>
      <text:p text:style-name="P1"/>
      <text:p text:style-name="P1"><text:tab/><text:span text:style-name="T2">f : [AABB</text:span><text:span text:style-name="T4">N</text:span><text:span text:style-name="T2"> ⨯ (ℝ</text:span><text:span text:style-name="T9">N</text:span><text:span text:style-name="T2"> → 𝔹) → opt[AABB</text:span><text:span text:style-name="T4">N</text:span><text:span text:style-name="T2">]] ∧ [len] 4</text:span></text:p>
      <text:p text:style-name="P1"><text:tab/><text:span text:style-name="T2">f</text:span><text:span text:style-name="T4">0</text:span><text:span text:style-name="T2"> : </text:span>∃<text:span text:style-name="T2">T</text:span></text:p>
      <text:p text:style-name="P1"><text:tab/><text:span text:style-name="T2">f</text:span><text:span text:style-name="T4">1</text:span><text:span text:style-name="T2"> : </text:span>∃<text:span text:style-name="T2">F</text:span></text:p>
      <text:p text:style-name="P1"><text:tab/><text:span text:style-name="T2">f</text:span><text:span text:style-name="T4">2</text:span><text:span text:style-name="T2"> : </text:span>∀<text:span text:style-name="T2">T</text:span></text:p>
      <text:p text:style-name="P1"><text:tab/><text:span text:style-name="T2">f</text:span><text:span text:style-name="T4">3</text:span><text:span text:style-name="T2"> : </text:span>∀<text:span text:style-name="T2">F</text:span></text:p>
      <text:p text:style-name="P1"/>
      <text:p text:style-name="P17">Notice that I used the symbols here as abstract sub-types. This means that the function `<text:span text:style-name="T1">∃T</text:span>` is overloaded with the function `f<text:span text:style-name="T3">0</text:span>`, the function `<text:span text:style-name="T1">∃F</text:span>` is overloaded with `f<text:span text:style-name="T3">1</text:span>`, and so on.</text:p>
      <text:p text:style-name="P17"/>
      <text:p text:style-name="P17">One might try substituting `<text:span text:style-name="T1">∃T</text:span>` and `<text:span text:style-name="T1">∃</text:span>F`, <text:span text:style-name="T27">but this leads to a type error</text:span>:</text:p>
      <text:p text:style-name="P17"/>
      <text:p text:style-name="P17"><text:tab/><text:span text:style-name="T1">∃T</text:span>[not → id] &lt;=&gt; <text:span text:style-name="T1">∃</text:span>F</text:p>
      <text:p text:style-name="P17"><text:tab/><text:span text:style-name="T18">f</text:span><text:span text:style-name="T19">0</text:span><text:span text:style-name="T18">[not → id] &lt;=&gt; f</text:span><text:span text:style-name="T19">1</text:span><text:span text:style-name="T20"><text:tab/><text:tab/>THIS IS A TYPE ERROR (`not : bool → bool`)</text:span></text:p>
      <text:p text:style-name="P1"/>
      <text:p text:style-name="P17">The reason substitution does not work is that the symbols are connected <text:span text:style-name="T26">in the abstract sense</text:span>.</text:p>
      <text:p text:style-name="P17"><text:soft-page-break/>So, what does it mean here that `<text:span text:style-name="T1">∃T</text:span>[not → id] &lt;=&gt; <text:span text:style-name="T1">∃</text:span>F`?</text:p>
      <text:p text:style-name="P17"/>
      <text:p text:style-name="P17">Notice that when you have written `f<text:span text:style-name="T3">0</text:span>` in code, one can use it to define `f<text:span text:style-name="T3">1</text:span>` <text:span text:style-name="T27">for all functions. In the same way, when you have written `f</text:span><text:span text:style-name="T5">2</text:span><text:span text:style-name="T27">`, it can be used to define `f</text:span><text:span text:style-name="T5">3</text:span><text:span text:style-name="T27">`. This is very useful because this saves a lot of work when using AABBs of many dimensions:</text:span></text:p>
      <text:p text:style-name="P17"/>
      <text:p text:style-name="P19"><text:tab/><text:span text:style-name="T27">f</text:span><text:span text:style-name="T5">0</text:span><text:span text:style-name="T27">(x, not · g) = f</text:span><text:span text:style-name="T5">1</text:span><text:span text:style-name="T27">(x, g)</text:span></text:p>
      <text:p text:style-name="P19"><text:tab/><text:span text:style-name="T27">f</text:span><text:span text:style-name="T5">2</text:span><text:span text:style-name="T27">(x, not · g) = f</text:span><text:span text:style-name="T5">3</text:span><text:span text:style-name="T27">(x, g)</text:span></text:p>
      <text:p text:style-name="P18"/>
      <text:p text:style-name="P19"><text:tab/><text:span text:style-name="T27">g : ℝ</text:span><text:span text:style-name="T9">N</text:span><text:span text:style-name="T2"> → 𝔹</text:span></text:p>
      <text:p text:style-name="P9"/>
      <text:p text:style-name="P20">Therefore, one can go from the abstract level to the concrete level:</text:p>
      <text:p text:style-name="P20"/>
      <text:p text:style-name="P20"><text:tab/><text:span text:style-name="T1">∃T[not → id] &lt;=&gt; ∃F<text:tab/><text:tab/></text:span>abstract level</text:p>
      <text:p text:style-name="P20"><text:tab/>f<text:span text:style-name="T3">0</text:span>(x, not · g) = f<text:span text:style-name="T3">1</text:span>(x, g)<text:tab/><text:tab/>concrete level</text:p>
      <text:p text:style-name="P20"/>
      <text:p text:style-name="P20">Here, the `not` function used on the abstract level means that the `not` boolean function is used to compose the function argument on the concrete level. It is natural to use this on the input of the asymmetric path on abstract level, because this operation happens on the function input at the concrete level.</text:p>
      <text:p text:style-name="P20"/>
      <text:p text:style-name="P20">Then, what does the following mean?</text:p>
      <text:p text:style-name="P20"/>
      <text:p text:style-name="P20"><text:tab/><text:span text:style-name="T1">∃T[id → not] &lt;=&gt; ∀F</text:span></text:p>
      <text:p text:style-name="P9"/>
      <text:p text:style-name="P21">Remember that an AABB <text:span text:style-name="T28">interpreted as `∃T` means there exists a solution for all surfaces.</text:span></text:p>
      <text:p text:style-name="P21"/>
      <text:p text:style-name="P39">Using logic, one can write this:</text:p>
      <text:p text:style-name="P21"/>
      <text:p text:style-name="P21"><text:tab/>∀ <text:span text:style-name="T28">s : Surface { ∃ p : s { g(p) } }</text:span></text:p>
      <text:p text:style-name="P21"/>
      <text:p text:style-name="P23">However, here it is natural to think about an AABB as an abstract property `P` such that:</text:p>
      <text:p text:style-name="P21"/>
      <text:p text:style-name="P21"><text:tab/><text:span text:style-name="T29">¬</text:span><text:span text:style-name="T30">(</text:span><text:span text:style-name="T28">∃ P</text:span><text:span text:style-name="T33">)</text:span><text:span text:style-name="T28"> &lt;=&gt; </text:span>∀ <text:span text:style-name="T21">¬</text:span><text:span text:style-name="T22">(</text:span><text:span text:style-name="T28">P</text:span><text:span text:style-name="T23">)</text:span></text:p>
      <text:p text:style-name="P21"><text:tab/><text:span text:style-name="T29">¬</text:span><text:span text:style-name="T30">(</text:span>∀ <text:span text:style-name="T28">P</text:span><text:span text:style-name="T31">)</text:span><text:span text:style-name="T28"> &lt;=&gt; ∃ </text:span><text:span text:style-name="T23">¬</text:span><text:span text:style-name="T22">(</text:span><text:span text:style-name="T28">P</text:span><text:span text:style-name="T23">)</text:span></text:p>
      <text:p text:style-name="P21"/>
      <text:p text:style-name="P24">Because, if there exists no solution on any surface, it means the same as all surfaces only contain non-solutions. <text:span text:style-name="T37">This is natural when considering all surfaces as one, but it not directly describable using the rules of logic alone. It is a higher order idea, where you consider the logic expression as constructed from some higher order information where this transformation is a valid logic operation. With other words there is an outer composition that translates into an inner composition that depends on the logical expression:</text:span></text:p>
      <text:p text:style-name="P21"/>
      <text:p text:style-name="P22"><text:tab/>∀ <text:span text:style-name="T28">s : Surface { </text:span><text:span text:style-name="T29">¬</text:span><text:span text:style-name="T30">(</text:span><text:span text:style-name="T36">∃</text:span><text:span text:style-name="T28"> p : s { g(p)</text:span><text:span text:style-name="T31">)</text:span><text:span text:style-name="T28"> } }</text:span></text:p>
      <text:p text:style-name="P22"><text:tab/>∀ <text:span text:style-name="T28">s : Surface { </text:span>∀<text:span text:style-name="T28"> p : s { </text:span><text:span text:style-name="T23">¬(</text:span><text:span text:style-name="T28">g(p)</text:span><text:span text:style-name="T23">)</text:span><text:span text:style-name="T28"> } }</text:span></text:p>
      <text:p text:style-name="P9"/>
      <text:p text:style-name="P25"><text:span text:style-name="T37">The logical expression describes what the AABB means, but not how it is obtained, so this transformation is valid in the abstract sense by modifying code. </text:span>When you have written the code for `<text:span text:style-name="T27">f</text:span><text:span text:style-name="T5">0</text:span><text:span text:style-name="T24">`, it takes only a few changes to get `f</text:span><text:span text:style-name="T3">3</text:span><text:span text:style-name="T24">`.</text:span></text:p>
      <text:p text:style-name="P26"><text:soft-page-break/>Still, because one defines the following abstract operation of an AABB:</text:p>
      <text:p text:style-name="P26"/>
      <text:p text:style-name="P26"><text:tab/><text:span text:style-name="T32">¬</text:span><text:span text:style-name="T30">(</text:span><text:span text:style-name="T28">∃ P</text:span><text:span text:style-name="T33">)</text:span></text:p>
      <text:p text:style-name="P9"/>
      <text:p text:style-name="P26">One can think of this as a composition:</text:p>
      <text:p text:style-name="P26"/>
      <text:p text:style-name="P26"><text:tab/>not · h</text:p>
      <text:p text:style-name="P26"/>
      <text:p text:style-name="P26">Where `h` describes the interpretation of the AABB.</text:p>
      <text:p text:style-name="P26"/>
      <text:p text:style-name="P26">Now, looking at:</text:p>
      <text:p text:style-name="P26"/>
      <text:p text:style-name="P26"><text:tab/><text:span text:style-name="T1">∃T[id → not] &lt;=&gt; ∀F</text:span></text:p>
      <text:p text:style-name="P27"><text:tab/><text:span text:style-name="T1">∃T[id → id </text:span>·<text:span text:style-name="T1"> not] &lt;=&gt; ∀F</text:span></text:p>
      <text:p text:style-name="P27"><text:tab/>not · <text:span text:style-name="T1">∃T[id → id] &lt;=&gt; ∀F</text:span></text:p>
      <text:p text:style-name="P27"><text:tab/>not · <text:span text:style-name="T1">∃T[id] &lt;=&gt; ∀F</text:span></text:p>
      <text:p text:style-name="P26"><text:tab/>not · <text:span text:style-name="T1">∃T &lt;=&gt; ∀F</text:span></text:p>
      <text:p text:style-name="P11"/>
      <text:p text:style-name="P28">In the abstract sense, this has the same form as composition of the output, therefore:</text:p>
      <text:p text:style-name="P28"/>
      <text:p text:style-name="P28"><text:tab/><text:span text:style-name="T1">∃T[id → not] &lt;=&gt; ∀F</text:span></text:p>
      <text:p text:style-name="P28"><text:tab/><text:span text:style-name="T37">not · ∃T &lt;=&gt; ∀F</text:span></text:p>
      <text:p text:style-name="P28"><text:tab/>f<text:span text:style-name="T3">3</text:span> : <text:span text:style-name="T1">∀F </text:span>&lt;=&gt; f<text:span text:style-name="T3">3</text:span> : <text:s/><text:span text:style-name="T37">not · ∃T</text:span></text:p>
      <text:p text:style-name="P29"><text:tab/>f<text:span text:style-name="T3">0</text:span> : <text:span text:style-name="T1">∃T</text:span></text:p>
      <text:p text:style-name="P25"/>
      <text:p text:style-name="P30">It should therefore be possible to make a few changes to `f<text:span text:style-name="T3">0</text:span>` to get `f<text:span text:style-name="T3">3</text:span>`:</text:p>
      <text:p text:style-name="P25"/>
      <text:p text:style-name="P25"><text:span text:style-name="T24"><text:tab/></text:span><text:span text:style-name="T34">¬</text:span><text:span text:style-name="T35">(</text:span><text:span text:style-name="T25">f</text:span><text:span text:style-name="T6">0</text:span><text:span text:style-name="T35">)</text:span><text:span text:style-name="T25"> &lt;=&gt; f</text:span><text:span text:style-name="T6">3</text:span></text:p>
      <text:p text:style-name="P11"/>
      <text:p text:style-name="P31">Notice that `<text:span text:style-name="T38">f</text:span><text:span text:style-name="T7">3</text:span><text:span text:style-name="T38"> : <text:s/>not · ∃T</text:span>` is also an abstract sub-type, because when you compose a two functions where one is abstract, then both must be abstract. <text:span text:style-name="T39">Composition is a constrained function with a trivial path requiring arguments to have same abstract value (it means composition is a partial function), so it is sufficient to know whether either the first or the second argument is abstract:</text:span></text:p>
      <text:p text:style-name="P30"/>
      <text:p text:style-name="P30"><text:tab/>compose : function ⨯ function → function</text:p>
      <text:p text:style-name="P30"><text:tab/>∀<text:span text:style-name="T39">compose &lt;=&gt; eq · (abstract, abstract)</text:span></text:p>
      <text:p text:style-name="P31"><text:tab/></text:p>
      <text:p text:style-name="P31"><text:span text:style-name="T39"><text:tab/>compose : [abstract] a </text:span>⨯ <text:span text:style-name="T39">[abstract] a → [abstract] a</text:span></text:p>
      <text:p text:style-name="P31"><text:tab/><text:span text:style-name="T39">compose[abstract] =&gt; {fst, snd}</text:span></text:p>
      <text:p text:style-name="P30"/>
      <text:p text:style-name="P30"><text:tab/>abstract : function → bool</text:p>
      <text:p text:style-name="P11"/>
      <text:p text:style-name="P32">What I did above is creating a model in concrete path semantics, which is <text:span text:style-name="T40">very different from using abstract path semantics. In concrete path semantics, `</text:span>eq · (abstract, abstract)<text:span text:style-name="T40">` means, literally, function composition using the standard definition of `eq`. In abstract path semantics you weaken the standard definition to some specific properties, such that functions like `not` and `eq` should not be interpreted in the concrete sense.</text:span></text:p>
      <text:p text:style-name="P32"/>
      <text:p text:style-name="P33">One can reason about combinations of concrete and abstract levels using concrete models.</text:p>
      <text:p text:style-name="P9"><text:soft-page-break/>Since what the abstract symbols are defined using the language of path semantics, one can argue that the language of path semantics is itself disconnected from path semantics. <text:span text:style-name="T15">This seems intuitively true at first, but can not be true because it leads to a paradox: How can a language be disconnected from itself?</text:span></text:p>
      <text:p text:style-name="P9"/>
      <text:p text:style-name="P34">A more accurate expression of a the idea is that path semantics seems applicable also when used in the abstract sense. <text:span text:style-name="T41">From the example I demonstrated with AABBs, this is obviously useful. </text:span>However, is the concept of abstract reasoning separate from path semantics? <text:span text:style-name="T41">Is it fundamentally different or less trustworthy? </text:span></text:p>
      <text:p text:style-name="P34"/>
      <text:p text:style-name="P34">All of concrete path semantics builds upon the single axiom of path semantics that tells when two symbols are identical, then there <text:span text:style-name="T44">are</text:span> <text:span text:style-name="T41">two</text:span> collection<text:span text:style-name="T41">s</text:span> of knowledge, about how the symbols are used, that also <text:span text:style-name="T41">are</text:span> identical. Concrete path semantics assumes first that the axiom is interpreted as atomic functions, but then it constructs <text:span text:style-name="T41">new ideas at higher and higher levels where the interpretation of the axiom takes on a new meaning each time that has not occurred before.</text:span></text:p>
      <text:p text:style-name="P34"/>
      <text:p text:style-name="P35">When moving from concrete reasoning alone to combined concrete and abstract reasoning, each symbol is assigned an additional truth value defined by the `abstract` function. A symbol is abstract when it occurs in a context where it depends on or is being depended on some abstract value. Therefore, the concrete level and abstract level of reasoning is separate. Only by using abstract sub-types it is possible to glue these two kinds of reasoning together.</text:p>
      <text:p text:style-name="P35"/>
      <text:p text:style-name="P35">Abstract path semantics has no computational property of concrete values. For example, the `not` function when used in abstract sense has no argument `false` or `true` which it can compute `true` or `false`. The only computational property at abstract level is that of abstract functions. <text:span text:style-name="T42">To derive this kind of computation, one must use theorem proving. Therefore, at the abstract level, theorem proving is not redundant as a predictive tool, but necessary.</text:span></text:p>
      <text:p text:style-name="P35"/>
      <text:p text:style-name="P36">The abstract level of reasoning can be trusted to the degree that abstract sub-types are trusted, and to the degree one believes the abstract theorem proving to be correct. This means in principle, one can assign a very high confidence in the combined reasoning, but of course the abstract level remains abstract. The very fact that the abstract level denies concrete values means there is a weakening of the assumption that the theory is built upon atomic functions. It is this weakened assumption that makes it feel less grounded in reality. <text:span text:style-name="T43">Still, it would be more precise to formulate it as overloaded syntax for specific contexts, but still just as grounded in reality as concrete path semantics. The easy error to make here is to assume concrete path semantics is strongly grounded, which is not correct. It is only grounded in the sense that it consistently predicts identity of symbols!</text:span></text:p>
      <text:p text:style-name="P36"/>
      <text:p text:style-name="P37">Therefore, grounding of truth is a question of consistent reasoning and the ability to check the answers. This applies at all levels. What is different this time, when extending reasoning to both concrete and abstract levels, is that the abstract levels make overloaded predictions of the concrete level. There is no way to check these predictions without first defining the concrete level. However, since the concrete level is grounded, the overloaded predictions are in principle just as grounded. They just are assigned weaker subjective beliefs to be true because our ability to check answers is limited.</text:p>
      <text:p text:style-name="P36"/>
      <text:p text:style-name="P36">One way to describe this process, is as if the confidence in concrete path semantics inspire confidence in abstract path semantics, because abstract path semantics is a useful predictive tool for concrete path semantics for various problems. Some people hesitate to believe abstract ideas, which is rational when you are not able to <text:span text:style-name="T43">check answers yourself, but since the language of path semantics is reused, this technique should be assigned high confidence by practitioners of path seman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1:34:54.527374000</meta:creation-date>
    <dc:date>2018-02-01T17:03:38.006533000</dc:date>
    <meta:editing-duration>PT53M45S</meta:editing-duration>
    <meta:editing-cycles>10</meta:editing-cycles>
    <meta:generator>LibreOffice/5.1.2.2$MacOSX_X86_64 LibreOffice_project/d3bf12ecb743fc0d20e0be0c58ca359301eb705f</meta:generator>
    <meta:document-statistic meta:table-count="0" meta:image-count="0" meta:object-count="0" meta:page-count="5" meta:paragraph-count="94" meta:word-count="2280" meta:character-count="13157" meta:non-whitespace-character-count="10906"/>
  </office:meta>
</office:document-meta>
</file>